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// FIXED SIZE PARTINING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#include &lt;limits.h&gt;</text:p>
      <text:p text:style-name="Preformatted_20_Text"></text:p>
      <text:p text:style-name="Preformatted_20_Text">#define MAX_PARTITIONS 5</text:p>
      <text:p text:style-name="Preformatted_20_Text">#define MAX_PROCESSES 4</text:p>
      <text:p text:style-name="Preformatted_20_Text"></text:p>
      <text:p text:style-name="Preformatted_20_Text">void fir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for (int i = 0; i &lt; n_processes; i++)</text:p>
      <text:p text:style-name="Preformatted_20_Text"><text:soft-page-break/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allocation[i] = j;</text:p>
      <text:p text:style-name="Preformatted_20_Text"><text:s text:c="16"/>isAllocated[j] = true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printf("\nFi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be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int best_idx = -1;</text:p>
      <text:p text:style-name="Preformatted_20_Text"><text:s text:c="8"/>int min_diff = INT_MAX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if (partitions[j] - processes[i] &lt; min_diff) {</text:p>
      <text:p text:style-name="Preformatted_20_Text"><text:s text:c="20"/>min_diff = partitions[j] - processes[i];</text:p>
      <text:p text:style-name="Preformatted_20_Text"><text:s text:c="20"/>be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best_idx != -1) {</text:p>
      <text:p text:style-name="Preformatted_20_Text"><text:s text:c="12"/>allocation[i] = best_idx;</text:p>
      <text:p text:style-name="Preformatted_20_Text"><text:s text:c="12"/>isAllocated[best_idx] = true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printf("\nBe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wor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oft-page-break/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int worst_idx = -1;</text:p>
      <text:p text:style-name="Preformatted_20_Text"><text:s text:c="8"/>int max_diff = -1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if (partitions[j] &gt; max_diff) {</text:p>
      <text:p text:style-name="Preformatted_20_Text"><text:s text:c="20"/>max_diff = partitions[j];</text:p>
      <text:p text:style-name="Preformatted_20_Text"><text:s text:c="20"/>wor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worst_idx != -1) {</text:p>
      <text:p text:style-name="Preformatted_20_Text"><text:s text:c="12"/>allocation[i] = worst_idx;</text:p>
      <text:p text:style-name="Preformatted_20_Text"><text:s text:c="12"/>isAllocated[worst_idx] = true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printf("\nWo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partitions[] = {150, 350};</text:p>
      <text:p text:style-name="Preformatted_20_Text"><text:s text:c="4"/>int processes[] = {300, 25, 125, 50};</text:p>
      <text:p text:style-name="Preformatted_20_Text"><text:s text:c="4"/>int n_partitions = sizeof(partitions) / sizeof(partitions[0]);</text:p>
      <text:p text:style-name="Preformatted_20_Text"><text:s text:c="4"/>int n_processes = sizeof(processes) / sizeof(processes[0]);</text:p>
      <text:p text:style-name="Preformatted_20_Text"><text:s text:c="4"/></text:p>
      <text:p text:style-name="Preformatted_20_Text"><text:s text:c="4"/>// First Fit</text:p>
      <text:p text:style-name="Preformatted_20_Text"><text:s text:c="4"/>firstFit(partitions, n_partitions, processes, n_processes);</text:p>
      <text:p text:style-name="Preformatted_20_Text"><text:s text:c="4"/></text:p>
      <text:p text:style-name="Preformatted_20_Text"><text:s text:c="4"/>// Best Fit</text:p>
      <text:p text:style-name="Preformatted_20_Text"><text:s text:c="4"/>bestFit(partitions, n_partitions, processes, n_processes);</text:p>
      <text:p text:style-name="Preformatted_20_Text"><text:s text:c="4"/></text:p>
      <text:p text:style-name="Preformatted_20_Text"><text:s text:c="4"/>// Worst Fit</text:p>
      <text:p text:style-name="Preformatted_20_Text"><text:s text:c="4"/>worstFit(partitions, n_partitions, processes, n_processes);</text:p>
      <text:p text:style-name="Preformatted_20_Text"><text:s text:c="4"/></text:p>
      <text:p text:style-name="Preformatted_20_Text"><text:s text:c="4"/>return 0;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74" meta:word-count="421" meta:character-count="3693" meta:non-whitespace-character-count="2384"/>
    <meta:generator>LibreOffice/7.4.7.2$Linux_X86_64 LibreOffice_project/40$Build-2</meta:generator>
  </office:meta>
</office:document-meta>
</file>